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100000074CF264F5896E4556A.png" manifest:media-type="image/png"/>
  <manifest:file-entry manifest:full-path="Pictures/10000001000002DF000003F4F5DDCC3E22D10FB2.png" manifest:media-type="image/png"/>
  <manifest:file-entry manifest:full-path="Pictures/10000001000002DF000000D3CCAB6897A771A050.png" manifest:media-type="image/png"/>
  <manifest:file-entry manifest:full-path="Pictures/10000001000002FB0000021B41D3341E06B5CBE6.png" manifest:media-type="image/png"/>
  <manifest:file-entry manifest:full-path="Pictures/10000001000002DF0000004F344BA3F21FADBB50.png" manifest:media-type="image/png"/>
  <manifest:file-entry manifest:full-path="Pictures/1000000100000373000001127F9662C953B10F9B.png" manifest:media-type="image/png"/>
  <manifest:file-entry manifest:full-path="Pictures/10000001000002DE00000171EC0D7007F9B9A4BA.png" manifest:media-type="image/png"/>
  <manifest:file-entry manifest:full-path="Pictures/10000001000002DF00000060F21E4AD06023D27B.png" manifest:media-type="image/png"/>
  <manifest:file-entry manifest:full-path="Pictures/1000000100000205000000D580E57B28A82FCC6A.png" manifest:media-type="image/png"/>
  <manifest:file-entry manifest:full-path="Pictures/10000001000002D7000001DF653F5CEAEA8CE465.png" manifest:media-type="image/png"/>
  <manifest:file-entry manifest:full-path="Pictures/10000001000002B1000002E301176BEDE9FC5787.png" manifest:media-type="image/png"/>
  <manifest:file-entry manifest:full-path="Pictures/10000001000002B1000001513545AC1DA8C6B3C4.png" manifest:media-type="image/png"/>
  <manifest:file-entry manifest:full-path="Pictures/10000001000002B100000151F0FBB0D37F635C75.png" manifest:media-type="image/png"/>
  <manifest:file-entry manifest:full-path="Pictures/10000001000002B100000151E6F09D4C946617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b7e9" officeooo:paragraph-rsid="0004b7e9"/>
    </style:style>
    <style:style style:name="P2" style:family="paragraph" style:parent-style-name="Standard">
      <style:text-properties officeooo:paragraph-rsid="0004b7e9"/>
    </style:style>
    <style:style style:name="T1" style:family="text">
      <style:text-properties officeooo:rsid="0004b7e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23.407cm" draw:z-index="0"><draw:image xlink:href="Pictures/10000001000002DF000003F4F5DDCC3E22D10FB2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P1"><text:soft-page-break/>2.</text:p>
      <text:p text:style-name="P2"><draw:frame draw:style-name="fr1" draw:name="Image2" text:anchor-type="char" svg:width="17cm" svg:height="4.879cm" draw:z-index="1"><draw:image xlink:href="Pictures/10000001000002DF000000D3CCAB6897A771A050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2"><text:span text:style-name="T1">3.</text:span></text:p>
      <text:p text:style-name="P2"/>
      <text:p text:style-name="P1"><draw:frame draw:style-name="fr1" draw:name="Image3" text:anchor-type="char" svg:width="17cm" svg:height="1.826cm" draw:z-index="2"><draw:image xlink:href="Pictures/10000001000002DF0000004F344BA3F21FADBB50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1">4.</text:p>
      <text:p text:style-name="P1"><draw:frame draw:style-name="fr1" draw:name="Image4" text:anchor-type="char" svg:width="17cm" svg:height="2.219cm" draw:z-index="3"><draw:image xlink:href="Pictures/10000001000002DF00000060F21E4AD06023D27B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/text:p>
      <text:p text:style-name="P1">5.</text:p>
      <text:p text:style-name="P1"><draw:frame draw:style-name="fr1" draw:name="Image5" text:anchor-type="char" svg:width="17cm" svg:height="5.274cm" draw:z-index="4"><draw:image xlink:href="Pictures/1000000100000373000001127F9662C953B10F9B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><draw:frame draw:style-name="fr3" draw:name="Image6" text:anchor-type="char" svg:width="13.679cm" svg:height="5.636cm" draw:z-index="5"><draw:image xlink:href="Pictures/1000000100000205000000D580E57B28A82FCC6A.png" xlink:type="simple" xlink:show="embed" xlink:actuate="onLoad" draw:mime-type="image/png"/></draw:frame><text:soft-page-break/>6.</text:p>
      <text:p text:style-name="P1"/>
      <text:p text:style-name="P1"/>
      <text:p text:style-name="P1">7.</text:p>
      <text:p text:style-name="P1"><draw:frame draw:style-name="fr1" draw:name="Image7" text:anchor-type="char" svg:width="17cm" svg:height="12.009cm" draw:z-index="6"><draw:image xlink:href="Pictures/10000001000002FB0000021B41D3341E06B5CBE6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8<draw:frame draw:style-name="fr1" draw:name="Image8" text:anchor-type="char" svg:width="17cm" svg:height="8.546cm" draw:z-index="7"><draw:image xlink:href="Pictures/10000001000002DE00000171EC0D7007F9B9A4BA.png" xlink:type="simple" xlink:show="embed" xlink:actuate="onLoad" draw:mime-type="image/png"/></draw:frame>.</text:p>
      <text:p text:style-name="P1"/>
      <text:p text:style-name="P1">9.</text:p>
      <text:p text:style-name="P1"><draw:frame draw:style-name="fr1" draw:name="Image9" text:anchor-type="char" svg:width="17cm" svg:height="11.201cm" draw:z-index="8"><draw:image xlink:href="Pictures/10000001000002D7000001DF653F5CEAEA8CE465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0</text:p>
      <text:p text:style-name="P1"><draw:frame draw:style-name="fr1" draw:name="Image10" text:anchor-type="char" svg:width="17cm" svg:height="18.233cm" draw:z-index="9"><draw:image xlink:href="Pictures/10000001000002B1000002E301176BEDE9FC5787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><text:soft-page-break/>11</text:p>
      <text:p text:style-name="P1"><draw:frame draw:style-name="fr2" draw:name="Image11" text:anchor-type="char" svg:width="17cm" svg:height="8.315cm" draw:z-index="10"><draw:image xlink:href="Pictures/10000001000002B1000001513545AC1DA8C6B3C4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">12</text:p>
      <text:p text:style-name="P1"><draw:frame draw:style-name="fr1" draw:name="Image12" text:anchor-type="char" svg:width="17cm" svg:height="8.315cm" draw:z-index="11"><draw:image xlink:href="Pictures/10000001000002B100000151F0FBB0D37F635C75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/text:p>
      <text:p text:style-name="P1"><text:soft-page-break/>13<draw:frame draw:style-name="fr2" draw:name="Image13" text:anchor-type="char" svg:width="17cm" svg:height="8.315cm" draw:z-index="12"><draw:image xlink:href="Pictures/10000001000002B100000151E6F09D4C946617BC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/text:p>
      <text:p text:style-name="P1">14</text:p>
      <text:p text:style-name="P1"/>
      <text:p text:style-name="P1"><draw:frame draw:style-name="fr1" draw:name="Image14" text:anchor-type="char" svg:width="17cm" svg:height="2.861cm" draw:z-index="13"><draw:image xlink:href="Pictures/10000001000002B100000074CF264F5896E4556A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7:29:14.253489963</meta:creation-date>
    <dc:date>2023-12-26T17:34:42.559174789</dc:date>
    <meta:editing-duration>PT5M30S</meta:editing-duration>
    <meta:editing-cycles>1</meta:editing-cycles>
    <meta:document-statistic meta:table-count="0" meta:image-count="14" meta:object-count="0" meta:page-count="7" meta:paragraph-count="25" meta:word-count="13" meta:character-count="220" meta:non-whitespace-character-count="26"/>
    <meta:generator>LibreOffice/7.3.7.2$Linux_X86_64 LibreOffice_project/30$Build-2</meta:generator>
  </office:meta>
</office:document-meta>
</file>